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1 <text:s/>grub2-set-default </text:p>
      <text:p text:style-name="Standard"><text:s text:c="4"/>2 <text:s/>grub2-set-default 2</text:p>
      <text:p text:style-name="Standard"><text:s text:c="4"/>3 <text:s/>grub2-mkconfig -o /boot/grub2/grub.cfg</text:p>
      <text:p text:style-name="Standard"><text:s text:c="4"/>4 <text:s/>reboot</text:p>
      <text:p text:style-name="Standard"><text:s text:c="4"/>5 <text:s/>sudo hostnamectl set-hostname</text:p>
      <text:p text:style-name="Standard"><text:s text:c="4"/>6 <text:s/>sudo hostnamectl set-hostname hpcsa20</text:p>
      <text:p text:style-name="Standard"><text:s text:c="4"/>7 <text:s/>systemctl status sshd</text:p>
      <text:p text:style-name="Standard"><text:s text:c="4"/>8 <text:s/>firewall-cmd --zone=public --permanent --add-service=ssh</text:p>
      <text:p text:style-name="Standard"><text:s text:c="4"/>9 <text:s/>firewall-cmd --reload</text:p>
      <text:p text:style-name="Standard"><text:s text:c="3"/>10 <text:s/>systemctl reload sshd</text:p>
      <text:p text:style-name="Standard"><text:s text:c="3"/>11 <text:s/>sudo ip route add 192.168.156.0/22 via 192.168.77.10</text:p>
      <text:p text:style-name="Standard"><text:s text:c="3"/>12 <text:s/>systemctl status sshd</text:p>
      <text:p text:style-name="Standard"><text:s text:c="3"/>13 <text:s/>firewall-cmd --zone=public --permanent --add-service=ssh</text:p>
      <text:p text:style-name="Standard"><text:s text:c="3"/>14 <text:s/>firewall-cmd --reload</text:p>
      <text:p text:style-name="Standard"><text:s text:c="3"/>15 <text:s/>systemctl reload sshd</text:p>
      <text:p text:style-name="Standard"><text:s text:c="3"/>16 <text:s/>sudo ip route add 192.168.156.0/22 via 192.168.77.10</text:p>
      <text:p text:style-name="Standard"><text:s text:c="3"/>17 <text:s/>firewall-cmd --zone=public --permanent --add-service=ssh</text:p>
      <text:p text:style-name="Standard"><text:s text:c="3"/>18 <text:s/>firewall-cmd --reload</text:p>
      <text:p text:style-name="Standard"><text:s text:c="3"/>19 <text:s/>systemctl reload sshd</text:p>
      <text:p text:style-name="Standard"><text:s text:c="3"/>20 <text:s/>yum install vim</text:p>
      <text:p text:style-name="Standard"><text:s text:c="3"/>21 <text:s/>yum install update</text:p>
      <text:p text:style-name="Standard"><text:s text:c="3"/>22 <text:s/>ll /etc/</text:p>
      <text:p text:style-name="Standard"><text:s text:c="3"/>23 <text:s/>ll /etc/yum.repos.d/</text:p>
      <text:p text:style-name="Standard"><text:s text:c="3"/>24 <text:s/>vim /etc/yum.repos.d/CentOS-Linux-AppStream.repo </text:p>
      <text:p text:style-name="Standard"><text:s text:c="3"/>25 <text:s/>yum install vim</text:p>
      <text:p text:style-name="Standard"><text:s text:c="3"/>26 <text:s/>yum install update</text:p>
      <text:p text:style-name="Standard"><text:s text:c="3"/>27 <text:s/>vim /etc/yum.repos.d/CentOS-Linux-AppStream.repo </text:p>
      <text:p text:style-name="Standard"><text:s text:c="3"/>28 <text:s/>vim /etc/yum.repos.d/CentOS-Linux-BaseOS.repo </text:p>
      <text:p text:style-name="Standard"><text:s text:c="3"/>29 <text:s/>cd /etc/yum.repos.d/ </text:p>
      <text:p text:style-name="Standard"><text:s text:c="3"/>30 <text:s/>sed -i 's/mirrorlist/#mirrorlist/g' /etc/yum.repos.d/CentOS-*</text:p>
      <text:p text:style-name="Standard"><text:s text:c="3"/>31 <text:s/>yum install update</text:p>
      <text:p text:style-name="Standard"><text:s text:c="3"/>32 <text:s/>sed -i 's|#baseurl=http://mirror.centos.org|baseurl=http://vault.centos.org|g' /etc/yum.repos.d/CentOS-*</text:p>
      <text:p text:style-name="Standard"><text:s text:c="3"/>33 <text:s/>yum install update</text:p>
      <text:p text:style-name="Standard"><text:s text:c="3"/>34* </text:p>
      <text:p text:style-name="Standard"><text:s text:c="3"/>35 <text:s/>cd</text:p>
      <text:p text:style-name="Standard"><text:s text:c="3"/>36 <text:s/>yum install vim</text:p>
      <text:p text:style-name="Standard"><text:s text:c="3"/>37 <text:s/>yum install epel-release</text:p>
      <text:p text:style-name="Standard"><text:s text:c="3"/>38 <text:s/>wget https://download.open-mpi.org/release/open-mpi/v4.1/openmpi-4.1.5.tar.gz</text:p>
      <text:p text:style-name="Standard"><text:s text:c="3"/>39 <text:s/>ll</text:p>
      <text:p text:style-name="Standard"><text:s text:c="3"/>40 <text:s/>tar -xf openmpi-4.1.5.tar.gz </text:p>
      <text:p text:style-name="Standard"><text:s text:c="3"/>41 <text:s/>ll</text:p>
      <text:p text:style-name="Standard"><text:s text:c="3"/>42 <text:s/>cd openmpi-4.1.5/</text:p>
      <text:p text:style-name="Standard"><text:s text:c="3"/>43 <text:s/>ll</text:p>
      <text:p text:style-name="Standard"><text:s text:c="3"/>44 <text:s/>vim configure</text:p>
      <text:p text:style-name="Standard"><text:s text:c="3"/>45 <text:s/>./configure --prefix=/opt/openmpi-4.1.5</text:p>
      <text:p text:style-name="Standard"><text:s text:c="3"/>46 <text:s/>ll /opt/</text:p>
      <text:p text:style-name="Standard"><text:s text:c="3"/>47 <text:s/>ll /opt</text:p>
      <text:p text:style-name="Standard"><text:s text:c="3"/>48 <text:s/>ll</text:p>
      <text:p text:style-name="Standard"><text:s text:c="3"/>49 <text:s/>cd</text:p>
      <text:p text:style-name="Standard"><text:s text:c="3"/>50 <text:s/>ll /opt</text:p>
      <text:p text:style-name="Standard"><text:s text:c="3"/>51 <text:s/>cd openmpi-4.1.5/</text:p>
      <text:p text:style-name="Standard"><text:soft-page-break/><text:s text:c="3"/>52 <text:s/>make -j 7</text:p>
      <text:p text:style-name="Standard"><text:s text:c="3"/>53 <text:s/>ll /opt</text:p>
      <text:p text:style-name="Standard"><text:s text:c="3"/>54 <text:s/>make install</text:p>
      <text:p text:style-name="Standard"><text:s text:c="3"/>55 <text:s/>ll /opt/</text:p>
      <text:p text:style-name="Standard"><text:s text:c="3"/>56 <text:s/>ll /opt/openmpi-4.1.5/bin/</text:p>
      <text:p text:style-name="Standard"><text:s text:c="3"/>57 <text:s/>yum install atlas</text:p>
      <text:p text:style-name="Standard"><text:s text:c="3"/>58 <text:s/>yum install atlas-devel</text:p>
      <text:p text:style-name="Standard"><text:s text:c="3"/>59 <text:s/>ll </text:p>
      <text:p text:style-name="Standard"><text:s text:c="3"/>60 <text:s/>ll /opt/openmpi-4.1.5/bin/</text:p>
      <text:p text:style-name="Standard"><text:s text:c="3"/>61 <text:s/>locate atlas</text:p>
      <text:p text:style-name="Standard"><text:s text:c="3"/>62 <text:s/>locate devel</text:p>
      <text:p text:style-name="Standard"><text:s text:c="3"/>63 <text:s/>locate devel*</text:p>
      <text:p text:style-name="Standard"><text:s text:c="3"/>64 <text:s/>cd</text:p>
      <text:p text:style-name="Standard"><text:s text:c="3"/>65 <text:s/>which mpi</text:p>
      <text:p text:style-name="Standard"><text:s text:c="3"/>66 <text:s/>ll /opt/openmpi-4.1.5/bin/</text:p>
      <text:p text:style-name="Standard"><text:s text:c="3"/>67 <text:s text:c="2"/>ll /opt/openmpi-4.1.5/bin/</text:p>
      <text:p text:style-name="Standard"><text:s text:c="3"/>68 <text:s/>#ll /opt/openmpi-4.1.5/bin/</text:p>
      <text:p text:style-name="Standard"><text:s text:c="3"/>69 <text:s/>cd /opt/openmpi-4.1.5/bin/</text:p>
      <text:p text:style-name="Standard"><text:s text:c="3"/>70 <text:s/>ll</text:p>
      <text:p text:style-name="Standard"><text:s text:c="3"/>71 <text:s/>cd </text:p>
      <text:p text:style-name="Standard"><text:s text:c="3"/>72 <text:s/>mpiru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6-15T18:45:22.517397694</meta:creation-date>
    <dc:date>2023-06-15T18:45:47.893213701</dc:date>
    <meta:editing-duration>PT25S</meta:editing-duration>
    <meta:editing-cycles>1</meta:editing-cycles>
    <meta:document-statistic meta:table-count="0" meta:image-count="0" meta:object-count="0" meta:page-count="2" meta:paragraph-count="72" meta:word-count="255" meta:character-count="2109" meta:non-whitespace-character-count="1636"/>
    <meta:generator>LibreOffice/6.3.6.2$Linux_X86_64 LibreOffice_project/30$Build-2</meta:generator>
  </office:meta>
</office:document-meta>
</file>